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rsid="0004b998" officeooo:paragraph-rsid="0004b998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size="10.5pt" fo:font-weight="normal" officeooo:rsid="0004b998" officeooo:paragraph-rsid="0004b998" style:font-size-asian="10.5pt" style:font-weight-asian="normal" style:font-size-complex="10.5pt" style:font-weight-complex="normal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4b998" style:text-blinking="false" fo:background-color="transparent"/>
    </style:style>
    <style:style style:name="P17" style:family="paragraph" style:parent-style-name="Text_20_body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b998" officeooo:paragraph-rsid="0004b998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b998" officeooo:paragraph-rsid="0004b998" style:text-blinking="false" fo:background-color="transparent"/>
    </style:style>
    <style:style style:name="P22" style:family="paragraph" style:parent-style-name="Text_20_body" style:list-style-name="L29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042e" officeooo:paragraph-rsid="0006042e" style:text-blinking="false" fo:background-color="transparent"/>
    </style:style>
    <style:style style:name="P2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042e" officeooo:paragraph-rsid="0006042e" style:text-blinking="false" fo:background-color="transparent"/>
    </style:style>
    <style:style style:name="P24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7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1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2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3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2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4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5" style:family="paragraph" style:parent-style-name="Text_20_body" style:list-style-name="L29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042e" officeooo:paragraph-rsid="0006042e" style:text-blinking="false" fo:background-color="transparent" style:font-weight-asian="bold" style:font-weight-complex="bold"/>
    </style:style>
    <style:style style:name="P4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officeooo:rsid="0004b998" officeooo:paragraph-rsid="0004b998" style:text-blinking="false" fo:background-color="transparent" style:font-size-asian="10.5pt" style:font-weight-asian="normal" style:font-size-complex="10.5pt" style:font-weight-complex="normal"/>
    </style:style>
    <style:style style:name="P47" style:family="paragraph" style:parent-style-name="Text_20_body" style:list-style-name="L20">
      <style:paragraph-properties fo:margin-top="0cm" fo:margin-bottom="0cm" style:contextual-spacing="false" fo:line-height="138%" style:writing-mode="lr-tb"/>
      <style:text-properties officeooo:rsid="0004b998" officeooo:paragraph-rsid="0004b998"/>
    </style:style>
    <style:style style:name="P48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6042e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style:text-blinking="false" fo:background-color="transparent" loext:char-shading-value="0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6897bb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16" style:family="text">
      <style:text-properties fo:font-variant="normal" fo:text-transform="none" fo:color="#a9b7c6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000000" loext:char-shading-value="0"/>
    </style:style>
    <style:style style:name="T18" style:family="text">
      <style:text-properties fo:font-variant="normal" fo:text-transform="none" fo:color="#2b2b2b" loext:opacity="100%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2b2b2b" loext:opacity="100%" style:text-line-through-style="none" style:text-line-through-type="none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21" style:family="text">
      <style:text-properties fo:font-style="italic" fo:background-color="transparent" loext:char-shading-value="0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e97fe58-7fff-1183-899b-88bb52bc81e9"/>Trabalhando com STRINGS - palavras</text:p>
      <text:p text:style-name="Text_20_body"/>
      <text:p text:style-name="P1">Cada letra e espaço é alocada na memória com um índice iniciado sempre em 0</text:p>
      <text:p text:style-name="Text_20_body"/>
      <text:list text:style-name="L1">
        <text:list-item>
          <text:p text:style-name="P12">Fatiamento </text:p>
        </text:list-item>
      </text:list>
      <text:p text:style-name="P1">Utilizar pedaços das palavras, algumas letras, ou espaços, ou seja, cada um dos espacinhos alocados na memória.</text:p>
      <text:p text:style-name="P1">Para utilizar é a variável e o número do índice do carácter que se quer.</text:p>
      <text:p text:style-name="P1">Exemplo:</text:p>
      <text:p text:style-name="Text_20_body"/>
      <text:p text:style-name="P1">variável [ x ] ou seja  frase = ‘ C u r s o      e  m      V   í    d   e   o        P   y   t     h  o   n ‘</text:p>
      <text:p text:style-name="P5">                                                <text:span text:style-name="T1">0 1 2 3 4   5   6 7   8  9 10 11 12 13  14 15 16 17 18 19 20</text:span></text:p>
      <text:p text:style-name="Text_20_body"/>
      <text:p text:style-name="P1">frase [ 9 ]      Irá retornar   V</text:p>
      <text:p text:style-name="Text_20_body"><text:line-break/></text:p>
      <text:list text:style-name="L2">
        <text:list-item>
          <text:p text:style-name="P13">Fatiamento de caractereS</text:p>
        </text:list-item>
      </text:list>
      <text:p text:style-name="P1">variável [ x : x ]  </text:p>
      <text:p text:style-name="P1">Exemplo:   </text:p>
      <text:p text:style-name="P5"> <text:span text:style-name="T1">frase [ 9 : 21 ]     Irá retornar   Vídeo Python</text:span></text:p>
      <text:p text:style-name="Text_20_body"><text:line-break/></text:p>
      <text:list text:style-name="L3">
        <text:list-item>
          <text:p text:style-name="P14">Fatiamento pulando caracteres - pulando</text:p>
        </text:list-item>
      </text:list>
      <text:p text:style-name="P1">Vai mostrar os caracteres em um grupo que você selecionou mas vai pular e ignorar a quantia  -1 do que indicou no terceiro  X.</text:p>
      <text:p text:style-name="P1">variável [ x : x : x ]</text:p>
      <text:p text:style-name="P1">Exemplo:</text:p>
      <text:p text:style-name="P1">frase [ 9 : 21 : 2 ]      Irá retornar  V d o P t o</text:p>
      <text:p text:style-name="Text_20_body"><text:line-break/></text:p>
      <text:list text:style-name="L4">
        <text:list-item>
          <text:p text:style-name="P24"><text:span text:style-name="T2">Fatiamento selecionando apenas onde deve </text:span><text:span text:style-name="T4">parar</text:span><text:span text:style-name="T2"> a seleção.</text:span></text:p>
        </text:list-item>
      </text:list>
      <text:p text:style-name="P1">variável [ : x  ]</text:p>
      <text:p text:style-name="P1">Exemplo:</text:p>
      <text:p text:style-name="P1">frase [ : 5 ]     Irá retornar    Curso.    </text:p>
      <text:p text:style-name="Text_20_body"/>
      <text:p text:style-name="P5"> </text:p>
      <text:list text:style-name="L5">
        <text:list-item>
          <text:p text:style-name="P25"><text:span text:style-name="T2">Fatiamento selecionando apenas onde deve </text:span><text:span text:style-name="T4">iniciar</text:span><text:span text:style-name="T2"> a seleção, ela acabará no final da string, até o último carácter. Útil quando não se sabe até quantos caracteres vai a string.</text:span></text:p>
        </text:list-item>
      </text:list>
      <text:p text:style-name="P1">variável [ x : ]</text:p>
      <text:p text:style-name="P1"><text:soft-page-break/>Exemplo:</text:p>
      <text:p text:style-name="P1">frase [ 15 : ]    Irá retornar     Python</text:p>
      <text:p text:style-name="Text_20_body"/>
      <text:list text:style-name="L6">
        <text:list-item>
          <text:p text:style-name="P26"><text:span text:style-name="T2">Fatiamento selecionando o </text:span><text:span text:style-name="T3">início até o final e pulando.</text:span></text:p>
        </text:list-item>
      </text:list>
      <text:p text:style-name="P1">variável [ x : : x ]</text:p>
      <text:p text:style-name="P1">frase [ 9 : : 3 ]       Irá retornar  V e P h</text:p>
      <text:p text:style-name="Text_20_body"><text:line-break/><text:line-break/><text:line-break/><text:line-break/><text:line-break/><text:line-break/></text:p>
      <text:list text:style-name="L7">
        <text:list-item>
          <text:p text:style-name="P15">ANALIZAR UMA STRING</text:p>
        </text:list-item>
      </text:list>
      <text:p text:style-name="Text_20_body"/>
      <text:list text:style-name="L8">
        <text:list-item>
          <text:p text:style-name="P27"><text:span text:style-name="T2">Para saber </text:span><text:span text:style-name="T3">qual o tamanho</text:span><text:span text:style-name="T2"> da string. </text:span></text:p>
        </text:list-item>
      </text:list>
      <text:p text:style-name="P2">Comando LEN de lenGTH  que é comprimento em Inglês</text:p>
      <text:p text:style-name="Text_20_body"/>
      <text:p text:style-name="P1">len ( variável )</text:p>
      <text:p text:style-name="P1">Exemplo:</text:p>
      <text:p text:style-name="Text_20_body"/>
      <text:p text:style-name="P1">frase = ‘ Curso em Vídeo Python ‘</text:p>
      <text:p text:style-name="P1">print ( len ( frase ) )</text:p>
      <text:p text:style-name="Text_20_body"/>
      <text:p text:style-name="P1">Irá retornar    21</text:p>
      <text:p text:style-name="Text_20_body"/>
      <text:p text:style-name="P1">OBSERVAÇÃO:  você pode usar o len passando uma posição de uma lista e ele retorna o item dessa lista mesmo que for uma string, e pode usar o cálculo de    - x   para se posicionar dentro dessa lista.</text:p>
      <text:p text:style-name="P1">variável [ len ( variável que quer a  referência ) ] </text:p>
      <text:p text:style-name="Text_20_body"/>
      <text:p text:style-name="P1">Exemplo:</text:p>
      <text:p text:style-name="Text_20_body"/>
      <text:p text:style-name="P1">print ( frase1 [ len ( frase ) ] ) </text:p>
      <text:p text:style-name="Text_20_body"/>
      <text:p text:style-name="P1">Irá retornar    Curso</text:p>
      <text:p text:style-name="Text_20_body"/>
      <text:p text:style-name="P1">Caso use o cálculo de    -  x                          lembrando que a referência tem que ser uma lista para retornar uma string ( no caso aqui é     split</text:p>
      <text:p text:style-name="P1">variável [ len ( variável que quer a  referência ) -1 ] </text:p>
      <text:p text:style-name="Text_20_body"><text:soft-page-break/></text:p>
      <text:p text:style-name="P1">Exemplo:</text:p>
      <text:p text:style-name="Text_20_body"/>
      <text:p text:style-name="P1">print ( frase1 [ len ( frase ) -1 ]</text:p>
      <text:p text:style-name="Text_20_body"/>
      <text:p text:style-name="P1">Irá retornar     Vídeo</text:p>
      <text:p text:style-name="Text_20_body"><text:line-break/><text:line-break/></text:p>
      <text:list text:style-name="L9">
        <text:list-item>
          <text:p text:style-name="P28"><text:span text:style-name="T3">Contar quantas vezes aparece um carácter</text:span><text:span text:style-name="T2"> especificado na estring.</text:span></text:p>
        </text:list-item>
      </text:list>
      <text:p text:style-name="P1">variável.count( ‘ x  ‘)</text:p>
      <text:p text:style-name="P1">Exemplo:</text:p>
      <text:p text:style-name="Text_20_body"/>
      <text:p text:style-name="P1">print ( frase . count ( ‘ o ’ ) ) </text:p>
      <text:p text:style-name="Text_20_body"/>
      <text:p text:style-name="P1">Irá retornar 3</text:p>
      <text:p text:style-name="Text_20_body"/>
      <text:list text:style-name="L10">
        <text:list-item>
          <text:p text:style-name="P29"><text:span text:style-name="T2">Contar </text:span><text:span text:style-name="T3">quantas vezes aparecer </text:span><text:span text:style-name="T2"> um carácter especificado na string até uma </text:span><text:span text:style-name="T3">quantidade específica</text:span><text:span text:style-name="T2">, um intervalo indicado.</text:span></text:p>
        </text:list-item>
      </text:list>
      <text:p text:style-name="P1">variável.count ( ‘ x ‘ , x , x )</text:p>
      <text:p text:style-name="P1">Exemplo:</text:p>
      <text:p text:style-name="Text_20_body"/>
      <text:p text:style-name="P1">print ( frase . count ( ‘ o ‘ , 0 , 13 )</text:p>
      <text:p text:style-name="Text_20_body"/>
      <text:p text:style-name="P1">Irá retornar 1</text:p>
      <text:p text:style-name="Text_20_body"/>
      <text:list text:style-name="L11">
        <text:list-item>
          <text:p text:style-name="P30"><text:span text:style-name="T3">Encontrar um carácter na string</text:span><text:span text:style-name="T2">.</text:span></text:p>
        </text:list-item>
      </text:list>
      <text:p text:style-name="P1">variável . find ( ‘ xxxx.. ‘ )</text:p>
      <text:p text:style-name="P1">Exemplo: </text:p>
      <text:p text:style-name="Text_20_body"/>
      <text:p text:style-name="P1">print ( frase . find ( ‘ d e o ‘ )</text:p>
      <text:p text:style-name="Text_20_body"/>
      <text:p text:style-name="P1">Irá retornar 12,</text:p>
      <text:p text:style-name="Text_20_body"/>
      <text:p text:style-name="P5"> <text:span text:style-name="T1">isso pq ele indica em qual índice inicia a seleção que se deseja encontrar.</text:span></text:p>
      <text:p text:style-name="P8"><text:span text:style-name="T5">Se vc for exibir para o </text:span><text:span text:style-name="T6">USUÁRIO, LEMBRAR DE ADICIONAR O</text:span><text:span text:style-name="T14">    </text:span><text:span text:style-name="T5">- 1  para aparecer a posição, pois os índices começam em 0 na programação.</text:span></text:p>
      <text:p text:style-name="Text_20_body"><text:soft-page-break/></text:p>
      <text:p text:style-name="P1">OBSERVAÇÃO : se você pedir uma string/carácter que não tem na string que está analisando ela IRÁ RETORNAR - 1</text:p>
      <text:p text:style-name="Text_20_body"><text:line-break/><text:line-break/></text:p>
      <text:list text:style-name="L12">
        <text:list-item>
          <text:p text:style-name="P31"><text:span text:style-name="T2">Operador IN para </text:span><text:span text:style-name="T3">identificar se um carácter, ou seleção, se encontra na string analisada.</text:span></text:p>
        </text:list-item>
      </text:list>
      <text:p text:style-name="P5">‘<text:span text:style-name="T1">seleção/carácter’ in frase</text:span></text:p>
      <text:p text:style-name="P1">Exemplo:</text:p>
      <text:p text:style-name="Text_20_body"/>
      <text:p text:style-name="P1">print ( ‘ Curso ‘ in frase )</text:p>
      <text:p text:style-name="Text_20_body"/>
      <text:p text:style-name="P1">Irá retornar True</text:p>
      <text:p text:style-name="Text_20_body"><text:line-break/></text:p>
      <text:list text:style-name="L13">
        <text:list-item>
          <text:p text:style-name="P32"><text:span text:style-name="T3">Método REPLACE - TROCAR</text:span><text:span text:style-name="T2"> - palavra/carácter .</text:span></text:p>
        </text:list-item>
      </text:list>
      <text:p text:style-name="P1">variável . replace ( ‘ xxxxxx ‘ , ‘ xxxxx ‘ )</text:p>
      <text:p text:style-name="P1">Exemplo: </text:p>
      <text:p text:style-name="Text_20_body"/>
      <text:p text:style-name="P1">print ( frase . replace ( ‘ Python ‘ , ‘ Android ‘ )</text:p>
      <text:p text:style-name="Text_20_body"/>
      <text:p text:style-name="P1">Irá retornar     Curso em Vídeo Android</text:p>
      <text:p text:style-name="Text_20_body"><text:line-break/></text:p>
      <text:list text:style-name="L14">
        <text:list-item>
          <text:p text:style-name="P43">MÉTODO Transformar EM MAIÚSCULA</text:p>
        </text:list-item>
      </text:list>
      <text:p text:style-name="P1">variável . upper ( )</text:p>
      <text:p text:style-name="P1">Exemplo:</text:p>
      <text:p text:style-name="Text_20_body"/>
      <text:p text:style-name="P1">print ( frase. upper () )</text:p>
      <text:p text:style-name="Text_20_body"/>
      <text:p text:style-name="P1">Irá retornar      CURSO EM VÍDEO PYTHON</text:p>
      <text:p text:style-name="Text_20_body"><text:line-break/></text:p>
      <text:list text:style-name="L15">
        <text:list-item>
          <text:p text:style-name="P44">Método para deixar as letras MINÚSCULAS</text:p>
        </text:list-item>
      </text:list>
      <text:p text:style-name="P1">variável . lower ( )</text:p>
      <text:p text:style-name="P1">Exemplo:</text:p>
      <text:p text:style-name="Text_20_body"/>
      <text:p text:style-name="P1">print ( frase. lower ( ) )</text:p>
      <text:p text:style-name="Text_20_body"><text:soft-page-break/></text:p>
      <text:p text:style-name="P1">Irá retornar curso em vídeo python</text:p>
      <text:p text:style-name="Text_20_body"/>
      <text:list text:style-name="L16">
        <text:list-item>
          <text:p text:style-name="P33"><text:span text:style-name="T2">Método para deixar a </text:span><text:span text:style-name="T3">PRIMEIRA</text:span><text:span text:style-name="T2"> LETRA </text:span><text:span text:style-name="T3">maiúscula</text:span><text:span text:style-name="T2"> somente. NÃO PODE DEIXAR ESPAÇO ENTRE A PRIMERA ASPA E A PRIMEIRA LETRA DA STRING.</text:span></text:p>
        </text:list-item>
      </text:list>
      <text:p text:style-name="P1">variável . capitalize ( )</text:p>
      <text:p text:style-name="P1">Exemplo:</text:p>
      <text:p text:style-name="Text_20_body"/>
      <text:p text:style-name="P1">print ( frase . capitalize ( ) )</text:p>
      <text:p text:style-name="Text_20_body"/>
      <text:p text:style-name="P1">Irá retornar     Curso em vídeo python</text:p>
      <text:p text:style-name="Text_20_body"/>
      <text:list text:style-name="L17">
        <text:list-item>
          <text:p text:style-name="P34"><text:span text:style-name="T2">Método para deixar </text:span><text:span text:style-name="T3">TODAS</text:span><text:span text:style-name="T2"> as </text:span><text:span text:style-name="T3">primeiras </text:span><text:span text:style-name="T2">letras da string em </text:span><text:span text:style-name="T3">MAIÚSCULAS</text:span><text:span text:style-name="T2">.</text:span></text:p>
        </text:list-item>
      </text:list>
      <text:p text:style-name="P1">variável . title ( )</text:p>
      <text:p text:style-name="P1">Exemplo:</text:p>
      <text:p text:style-name="Text_20_body"/>
      <text:p text:style-name="P1">print ( frase . title () )</text:p>
      <text:p text:style-name="Text_20_body"/>
      <text:p text:style-name="P1">Irá retornar  Curso Em Vídeo Python</text:p>
      <text:p text:style-name="Text_20_body"/>
      <text:list text:style-name="L18">
        <text:list-item>
          <text:p text:style-name="P35"><text:span text:style-name="T3">Método para remover espaços inúteis.</text:span><text:span text:style-name="T2"> Ela vai retirar os espaços no começo da frase e no final da frase.</text:span></text:p>
        </text:list-item>
      </text:list>
      <text:p text:style-name="P1">variável . strip ( )</text:p>
      <text:p text:style-name="P1">Exemplo:</text:p>
      <text:p text:style-name="Text_20_body"/>
      <text:p text:style-name="P1">frase = ‘      Curso em Vídeo Python  ‘</text:p>
      <text:p text:style-name="P1">print ( frase . strip (‘    Aprenda Python      ‘))</text:p>
      <text:p text:style-name="Text_20_body"/>
      <text:p text:style-name="P1">Irá retornar  Aprenda Python</text:p>
      <text:p text:style-name="Text_20_body"/>
      <text:p text:style-name="P5">                 <text:span text:style-name="T1">OBSERVAÇÃO, se ADICIONAR O R antes da palavra STRIP, ele vai remover apenas os espaços da direita, e se ADICIONAR o L vai remover apenas os espaços da esquerda.</text:span></text:p>
      <text:p text:style-name="Text_20_body"><text:line-break/></text:p>
      <text:list text:style-name="L19">
        <text:list-item>
          <text:p text:style-name="P36"><text:span text:style-name="T3">Divisão de string</text:span><text:span text:style-name="T2">. Ele divide onde houver espaços, e “quebra” a palavra em palavras únicas, iniciando inclusive seus índices novamente a partir do 0 em cada palavra formada.</text:span></text:p>
        </text:list-item>
      </text:list>
      <text:p text:style-name="P1">variável . split ( ) </text:p>
      <text:p text:style-name="P1">Exemplo:</text:p>
      <text:p text:style-name="Text_20_body"><text:soft-page-break/></text:p>
      <text:p text:style-name="P5"> ‘ <text:span text:style-name="T1">C u r s o      e  m      V   í    d   e   o        P   y   t   h  o   n ‘</text:span></text:p>
      <text:p text:style-name="P5">   <text:span text:style-name="T1">0 1 2 3 4      0   1      0   1   2   3   4         0   1   2  3  4  5 </text:span></text:p>
      <text:p text:style-name="P5">          <text:span text:style-name="T1">0             1                   2                                3</text:span></text:p>
      <text:p text:style-name="Text_20_body"/>
      <text:p text:style-name="P1">Ele ‘cria uma lista’ ou seja, coloca cada uma das novas ‘caixinhas’ dentro de uma ‘caixa’ maior. A string então fica em pedaços, e é possível usar o JOIN para juntar as palavras dentro das frases.  É preciso usar o traço.</text:p>
      <text:p text:style-name="P5">‘<text:span text:style-name="T1">-’  .  join ( frase )</text:span></text:p>
      <text:p text:style-name="Text_20_body"/>
      <text:p text:style-name="P1">C u r s o   -    e  m   -   V   í     d   e    o      -      P   y   t    h  o   n </text:p>
      <text:p text:style-name="P1">0 1 2 3 4   5    6 7    8   9  10  11  12  13   14   15 16 17 18 19 20</text:p>
      <text:p text:style-name="Text_20_body"/>
      <text:p text:style-name="P16">Volta a uma cadeia só de string, porém com os traços.</text:p>
      <text:p text:style-name="P16"/>
      <text:p text:style-name="P16"/>
      <text:p text:style-name="P16"/>
      <text:p text:style-name="P16"/>
      <text:list text:style-name="L20">
        <text:list-item>
          <text:p text:style-name="P47"><text:span text:style-name="T7">ARMAZENAR</text:span><text:span text:style-name="T5"> itens de um </text:span><text:span text:style-name="T7">LAÇO</text:span><text:span text:style-name="T5"> </text:span><text:span text:style-name="T7">FOR</text:span><text:span text:style-name="T5"> em uma </text:span><text:span text:style-name="T7">LISTA</text:span></text:p>
        </text:list-item>
      </text:list>
      <text:p text:style-name="P10"><text:span text:style-name="T9">para receber inputs e já colocar eles em uma lista para usá-la depois, faça a variável recebendo os dados e em SEGUIDA – NA MESMA LINHA- o FOR, TUDO dentro de COLCHETES </text:span><text:span text:style-name="T7">[ ] </text:span><text:span text:style-name="T9">e sem os 2 pontos : da função.</text:span></text:p>
      <text:p text:style-name="P20">variável = [ input ( ‘ Insira o número ou nome desejado : <text:s/>‘ ) <text:s text:c="4"/>for variavelFOR in range ( x , x ) ]</text:p>
      <text:p text:style-name="P20"/>
      <text:p text:style-name="P20">Exemplo:</text:p>
      <text:p text:style-name="P11"><text:span text:style-name="T11">peso =</text:span><text:span text:style-name="T13"> [</text:span><text:span text:style-name="T11"> input ( ‘ Digite o peso da pessoa : ‘ ) ) </text:span><text:span text:style-name="T12">for laco in range ( 0 , <text:s/>4 )</text:span><text:span text:style-name="T13"> ]</text:span></text:p>
      <text:p text:style-name="P46">print ( f ‘ O maior peso foi { max ( peso ) } , e o menor peso foi { min ( peso ) } , e o menor peso foi { min ( peso ) } ‘ )</text:p>
      <text:p text:style-name="P20"/>
      <text:p text:style-name="P20">Irá retornar</text:p>
      <text:p text:style-name="P20"/>
      <text:p text:style-name="P20">Digite o peso da pessoa: 5x</text:p>
      <text:p text:style-name="P20">Digite o peso da pessoa: 2x</text:p>
      <text:p text:style-name="P20">Digite o peso da pessoa: 4x</text:p>
      <text:p text:style-name="P20">Digite o peso da pessoa: 3x</text:p>
      <text:p text:style-name="P20">O maior peso foi 5x , e o menor peso foi 2x.</text:p>
      <text:p text:style-name="P20"/>
      <text:p text:style-name="P20"/>
      <text:p text:style-name="P20">Exemplo:</text:p>
      <text:p text:style-name="P10"><text:span text:style-name="T9">nomes = </text:span><text:span text:style-name="T13">[ </text:span><text:span text:style-name="T9">str ( input ( ‘ Digite o nome: ‘ ) ) <text:s/>for laco in range ( 0 , <text:s/>3 ) <text:s/></text:span><text:span text:style-name="T13">]</text:span></text:p>
      <text:p text:style-name="P20">print ( ‘ A ordem dos nomes é { } ‘ .format ( sorted ( nomes ) ) ) </text:p>
      <text:p text:style-name="P20"/>
      <text:p text:style-name="P20"><text:soft-page-break/>Irá retornar</text:p>
      <text:p text:style-name="P20"/>
      <text:p text:style-name="P20">Digite o nome: jaco</text:p>
      <text:p text:style-name="P20">Digite o nome: ana</text:p>
      <text:p text:style-name="P20">Digite o nome: bilu</text:p>
      <text:p text:style-name="P20">A ordem dos nomes é [ ‘ ana ‘ , ‘ bilu ‘ , ‘ jaco ‘ ]</text:p>
      <text:p text:style-name="P21"/>
      <text:p text:style-name="Text_20_body"><text:line-break/></text:p>
      <text:p text:style-name="P8"><text:span text:style-name="T15">Para texto, 3 </text:span><text:span text:style-name="T16">aspas duplas no início e no final ele imprime o texto todo</text:span></text:p>
      <text:p text:style-name="Text_20_body"/>
      <text:list text:style-name="L21">
        <text:list-item>
          <text:p text:style-name="P37"><text:span text:style-name="T2">Para </text:span><text:span text:style-name="T3">achar o MENOR VALOR POSICIONAL</text:span><text:span text:style-name="T2"> que está um elemento pedido</text:span></text:p>
        </text:list-item>
      </text:list>
      <text:p text:style-name="P1">variável . index ( ‘ x ’  )</text:p>
      <text:p text:style-name="P5"> </text:p>
      <text:p text:style-name="P1">Exemplo:                                </text:p>
      <text:p text:style-name="Text_20_body"/>
      <text:p text:style-name="P1">print (  frase . index ( ‘ o ’ )</text:p>
      <text:p text:style-name="Text_20_body"/>
      <text:p text:style-name="P1">Irá retornar 4</text:p>
      <text:p text:style-name="P8"><text:span text:style-name="T5">para exibir para o usuário </text:span><text:span text:style-name="T6">LEMBRE-SE</text:span><text:span text:style-name="T14"> </text:span><text:span text:style-name="T5">adicione o   + 1 </text:span></text:p>
      <text:p text:style-name="P1">Exemplo:   </text:p>
      <text:p text:style-name="Text_20_body"/>
      <text:p text:style-name="P1">print ( frase . index ( ‘ o ‘ ) + 1 )</text:p>
      <text:p text:style-name="Text_20_body"/>
      <text:p text:style-name="P1">Irá retornar 5.</text:p>
      <text:p text:style-name="Text_20_body"><text:line-break/><text:line-break/></text:p>
      <text:list text:style-name="L22">
        <text:list-item>
          <text:p text:style-name="P38"><text:span text:style-name="T3">SLEEP</text:span><text:span text:style-name="T2"> Para dar uma mini pausa no sistema, na impressão de mensagens. Sempre suspende a tarefa atual, permitindo que outras tarefas sejam executadas. Para grandes rotinas que possam impedir outras funções de serem executadas.</text:span></text:p>
        </text:list-item>
      </text:list>
      <text:p text:style-name="P1">Precisa importar a biblioteca TIME, ou só a função sleep    ( from time import sleep )</text:p>
      <text:p text:style-name="P1">pode colocar tempo quebrado como meio segundo (0.5)</text:p>
      <text:p text:style-name="Text_20_body"/>
      <text:p text:style-name="P1">sleep( x )</text:p>
      <text:p text:style-name="Text_20_body"><text:line-break/><text:line-break/></text:p>
      <text:list text:style-name="L23">
        <text:list-item>
          <text:p text:style-name="P39"><text:soft-page-break/><text:span text:style-name="T2">RAND INT para </text:span><text:span text:style-name="T3">SORTEAR número INTEIRO aleatório</text:span><text:span text:style-name="T2"> em um intervalo determinado.                </text:span><text:span text:style-name="T21">PRECISA IMPORTAR A BIBLIOTECA RANDOM,</text:span><text:span text:style-name="T2"> ou só a função randint  (from random import randint )</text:span></text:p>
        </text:list-item>
      </text:list>
      <text:p text:style-name="P1">variável . randint ( x , x )</text:p>
      <text:p text:style-name="P23">random.random() ----- sem uma faixa estipulada</text:p>
      <text:p text:style-name="P48"/>
      <text:p text:style-name="P1">Exemplo:</text:p>
      <text:p text:style-name="Text_20_body"/>
      <text:p text:style-name="P1">from random import randint</text:p>
      <text:p text:style-name="Text_20_body"/>
      <text:p text:style-name="P1">num = randint (  0 , 5 )</text:p>
      <text:p text:style-name="P1">print (num)</text:p>
      <text:p text:style-name="Text_20_body"/>
      <text:p text:style-name="P1">Irá retornar</text:p>
      <text:p text:style-name="Text_20_body"/>
      <text:p text:style-name="P1">número inteiro aleatório entre zero e cinco, ex 3</text:p>
      <text:p text:style-name="Text_20_body"/>
      <text:p text:style-name="P8"><text:span text:style-name="T5">Para trabalhar com </text:span><text:span text:style-name="T8">SORTEIO de termos</text:span><text:span text:style-name="T5">, podemos colocar os termos em uma variável e depois puxando a variável da lista com o item já randomizado nos colchetes.</text:span></text:p>
      <text:p text:style-name="P1">variável [ item ] </text:p>
      <text:p text:style-name="Text_20_body"/>
      <text:p text:style-name="P1">Exemplo:</text:p>
      <text:p text:style-name="Text_20_body"/>
      <text:p text:style-name="P1">itens = ( ‘ Pedra ‘ , ( ‘ Papel ‘ , ‘ Tesoura ‘ )</text:p>
      <text:p text:style-name="P1">pc = randint ( 0 , 2 )</text:p>
      <text:p text:style-name="Text_20_body"/>
      <text:p text:style-name="P1">print( f ‘ O Pc jogou { ( itens [ pc ] ) } . ‘ )</text:p>
      <text:p text:style-name="P1">Irá retornar</text:p>
      <text:p text:style-name="Text_20_body"/>
      <text:p text:style-name="P1">O Pc jogou Papel.</text:p>
      <text:p text:style-name="Text_20_body"><text:line-break/><text:line-break/><text:line-break/><text:line-break/><text:line-break/></text:p>
      <text:list text:style-name="L24">
        <text:list-item>
          <text:p text:style-name="P40"><text:span text:style-name="T2">Para trabalhar </text:span><text:span text:style-name="T3">com datas</text:span><text:span text:style-name="T2"> DATE precisa importar da biblioteca datetime (from datetime import date</text:span></text:p>
        </text:list-item>
      </text:list>
      <text:p text:style-name="P1">variável = date<text:span text:style-name="T22">.</text:span><text:span text:style-name="T23">t</text:span>oday()<text:span text:style-name="T22"> .</text:span>year     (função.comando() .parâmetro)</text:p>
      <text:p text:style-name="Text_20_body"/>
      <text:list text:style-name="L25">
        <text:list-item>
          <text:p text:style-name="P41"><text:soft-page-break/><text:span text:style-name="T2">MAX e MIN - para selecionar o </text:span><text:span text:style-name="T3">menor e o maior número</text:span><text:span text:style-name="T2"> de um intervalo selecionado. </text:span><text:span text:style-name="T3">MESMA COISA PARA O MAX</text:span></text:p>
        </text:list-item>
      </text:list>
      <text:p text:style-name="P1">min( x1, x2, x3, x4 )      ou       min[ x7, x15, x9 ]</text:p>
      <text:p text:style-name="P1">Irá retornar</text:p>
      <text:p text:style-name="P1">x1  e x7 respectivamente</text:p>
      <text:list xml:id="list232617222" text:style-name="L29">
        <text:list-item>
          <text:p text:style-name="P45">MAX E MIN sem comando</text:p>
          <text:p text:style-name="P22">Substitua um valor pelo outro </text:p>
          <text:p text:style-name="P22"/>
          <text:p text:style-name="P22">maior(variável) = menor(variavel) = num(variável)</text:p>
          <text:p text:style-name="P22">if num &gt; maior :</text:p>
        </text:list-item>
      </text:list>
      <text:p text:style-name="P23"><text:tab/> <text:tab/>maior = num</text:p>
      <text:p text:style-name="P23"><text:tab/>if num &lt; menor :</text:p>
      <text:p text:style-name="P23"><text:tab/><text:tab/>menor = num</text:p>
      <text:p text:style-name="P23">Vai começar a variavel em 0, ela vai receber qualquer valor que o usuário digite</text:p>
      <text:p text:style-name="P1"/>
      <text:p text:style-name="Text_20_body"/>
      <text:p text:style-name="Text_20_body"><text:line-break/></text:p>
      <text:list text:style-name="L26">
        <text:list-item>
          <text:p text:style-name="P17">Código ANSI - serve para qualquer sistema e linguagem, é uma padronização, tipo ABNT.</text:p>
        </text:list-item>
      </text:list>
      <text:p text:style-name="Text_20_body"/>
      <text:list text:style-name="L27">
        <text:list-item>
          <text:p text:style-name="P42"><text:span text:style-name="T2">Código para cores em python, usar </text:span><text:span text:style-name="T3">SEMPRE</text:span><text:span text:style-name="T2"> a sequência  </text:span></text:p>
        </text:list-item>
      </text:list>
      <text:p text:style-name="P9"><text:span text:style-name="T6">\ 0 33 [  coloca o código m                         </text:span><text:span text:style-name="T5">aqui e fecha SEMPRE com a letra M em minúscula.</text:span></text:p>
      <text:p text:style-name="Text_20_body"/>
      <text:p text:style-name="P9"><text:span text:style-name="T5">No espaço do código cabem 3 parâmetros, o primeiro é </text:span><text:span text:style-name="T6">Style</text:span><text:span text:style-name="T5">-estilo (negrito, sublinhado..) o segundo é </text:span><text:span text:style-name="T6">text-cor do texto</text:span><text:span text:style-name="T14"> </text:span><text:span text:style-name="T5">e por último a cor do </text:span><text:span text:style-name="T6">background</text:span><text:span text:style-name="T5">. Tudo separado por </text:span><text:span text:style-name="T6">;</text:span><text:span text:style-name="T14"> </text:span><text:span text:style-name="T5">ponto e vírgula.</text:span></text:p>
      <text:p text:style-name="Text_20_body"/>
      <text:p text:style-name="P9"><text:span text:style-name="T5">*** Para usar, deve colocar o texto na frente da palavra, juntinho sem espaço, e para “fechar só” naquela palavra, usa o código vazio     </text:span><text:span text:style-name="T14"> </text:span><text:span text:style-name="T6">\033[m</text:span></text:p>
      <text:p text:style-name="Text_20_body"/>
      <text:p text:style-name="P9"><text:span text:style-name="T5">*** Para usar no .format se não quiser escrever na string, adiciona um {}no início e um </text:span><text:span text:style-name="T6">{ }</text:span><text:span text:style-name="T14"> </text:span><text:span text:style-name="T5">no final do campo que deseja formatar, como um 'sanduíche'   </text:span><text:span text:style-name="T6">{} {} {}</text:span></text:p>
      <text:p text:style-name="P9"><text:span text:style-name="T14"> </text:span><text:span text:style-name="T5">. format </text:span><text:span text:style-name="T6">( ‘ abre cor, campo, fecha cor ’ )</text:span></text:p>
      <text:p text:style-name="Text_20_body"/>
      <text:p text:style-name="P1">tabela:</text:p>
      <text:p text:style-name="Text_20_body"/>
      <text:p text:style-name="P4">style</text:p>
      <text:p text:style-name="P1">0 - none - pega a formatação padrão do editor</text:p>
      <text:p text:style-name="P8"><text:span text:style-name="T6">1</text:span><text:span text:style-name="T14"> </text:span><text:span text:style-name="T5">- negrito</text:span></text:p>
      <text:p text:style-name="P6"><text:soft-page-break/>4 - sublinhado</text:p>
      <text:p text:style-name="P8"><text:span text:style-name="T17">7</text:span><text:span text:style-name="T19"> </text:span><text:span text:style-name="T18">- inverte</text:span></text:p>
      <text:p text:style-name="Text_20_body"/>
      <text:p text:style-name="P8"><text:span text:style-name="T10">Cor texto</text:span><text:span text:style-name="T14">                       </text:span><text:span text:style-name="T5">- </text:span><text:span text:style-name="T14"> </text:span><text:span text:style-name="T10">background</text:span></text:p>
      <text:p text:style-name="P1">começa com 3                              começa com 4</text:p>
      <text:p text:style-name="P1">30 - preto              40</text:p>
      <text:p text:style-name="P1">31 - vermelho       41</text:p>
      <text:p text:style-name="P1">32 - verde             42</text:p>
      <text:p text:style-name="P1">33 - amarelo         43</text:p>
      <text:p text:style-name="P1">34 - azul                44</text:p>
      <text:p text:style-name="P1">35 - roxo                45</text:p>
      <text:p text:style-name="P1">36 - verde cian      46</text:p>
      <text:p text:style-name="P1">37 - cinza              47</text:p>
      <text:p text:style-name="P3">97 - branco            107</text:p>
      <text:p text:style-name="Text_20_body"/>
      <text:p text:style-name="P1">Exemplo:</text:p>
      <text:p text:style-name="P1">\ 033 [ 1 ; 32 ; 41  m</text:p>
      <text:p text:style-name="Text_20_body"/>
      <text:p text:style-name="P1">\ 033 [ 1 ; 32 ; 41 m VÍDEO \ 033 [ m</text:p>
      <text:p text:style-name="Text_20_body"><text:line-break/></text:p>
      <text:p text:style-name="P1">Irá retornar respectivamente</text:p>
      <text:p text:style-name="Text_20_body"/>
      <text:p text:style-name="P7">CURSO EM VÍDEO PYTHON</text:p>
      <text:p text:style-name="Text_20_body"/>
      <text:p text:style-name="P8"><text:span text:style-name="T5">CURSO EM </text:span><text:span text:style-name="T20">VÍDEO</text:span><text:span text:style-name="T14"> </text:span><text:span text:style-name="T5">PYTHON</text:span></text:p>
      <text:p text:style-name="Text_20_body"/>
      <text:list text:style-name="L28">
        <text:list-item>
          <text:p text:style-name="P18">Terminar a frase sem nada.         end=’ ’   vai juntar a linha de baixo na continuação do texto de cim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0.7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7T14:46:45.731000000</meta:creation-date>
    <dc:date>2022-11-25T15:24:51.101000000</dc:date>
    <meta:editing-duration>P4DT20M46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10" meta:paragraph-count="228" meta:word-count="1972" meta:character-count="9840" meta:non-whitespace-character-count="7316"/>
  </office:meta>
</office:document-meta>
</file>